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File.JarFile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JarFile( java . io . File var0 , boolean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get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JarFile( java . io . File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getJar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JarFile( java . lang . String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getInputStream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File.JarFi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